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2in" style:rel-width="100%" fo:margin-top="0in" fo:margin-bottom="0in" table:align="center" style:writing-mode="lr-tb"/>
    </style:style>
    <style:style style:name="Table1.A" style:family="table-column">
      <style:table-column-properties style:column-width="5.2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99in" fo:padding-right="0.0799in" fo:padding-top="0.15in" fo:padding-bottom="0.15in" fo:border-left="2.25pt solid #4f81bd" fo:border-right="none" fo:border-top="none" fo:border-bottom="none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2.25pt solid #4f81bd" fo:border-right="none" fo:border-top="none" fo:border-bottom="none">
        <style:background-image/>
      </style:table-cell-properties>
    </style:style>
    <style:style style:name="P1" style:family="paragraph" style:parent-style-name="Frame_20_contents">
      <style:paragraph-properties fo:margin-top="0in" fo:margin-bottom="0.139in" style:contextual-spacing="false"/>
      <style:text-properties fo:color="#000000" loext:opacity="100%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Intense_20_Quote">
      <style:paragraph-properties fo:margin-left="0in" fo:margin-right="0.65in" fo:text-indent="0in" style:auto-text-indent="false"/>
    </style:style>
    <style:style style:name="P4" style:family="paragraph" style:parent-style-name="Intense_20_Quote">
      <style:paragraph-properties fo:margin-left="0in" fo:margin-right="0.65in" fo:margin-top="0in" fo:margin-bottom="0in" style:contextual-spacing="false" fo:text-indent="0in" style:auto-text-indent="false"/>
    </style:style>
    <style:style style:name="P5" style:family="paragraph" style:parent-style-name="List_20_Paragraph" style:list-style-name="WWNum2">
      <style:paragraph-properties fo:margin-top="0in" fo:margin-bottom="0in" style:contextual-spacing="true" fo:line-height="100%"/>
    </style:style>
    <style:style style:name="P6" style:family="paragraph" style:parent-style-name="List_20_Paragraph" style:list-style-name="WWNum3">
      <style:paragraph-properties fo:margin-top="0in" fo:margin-bottom="0in" style:contextual-spacing="true" fo:line-height="100%"/>
    </style:style>
    <style:style style:name="P7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8" style:family="paragraph" style:parent-style-name="List_20_Paragraph">
      <style:paragraph-properties fo:margin-top="0in" fo:margin-bottom="0in" style:contextual-spacing="tru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List_20_Paragraph">
      <style:paragraph-properties fo:margin-left="0.5in" fo:margin-right="0in" fo:margin-top="0in" fo:margin-bottom="0in" style:contextual-spacing="true" fo:line-height="10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List_20_Paragraph" style:list-style-name="">
      <style:paragraph-properties fo:margin-left="1in" fo:margin-right="0in" fo:margin-top="0in" fo:margin-bottom="0in" style:contextual-spacing="true" fo:line-height="10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No_20_Spacing">
      <style:paragraph-properties fo:orphans="0" fo:widows="0"/>
    </style:style>
    <style:style style:name="P12" style:family="paragraph" style:parent-style-name="No_20_Spacing">
      <style:paragraph-properties fo:orphans="0" fo:widows="0"/>
    </style:style>
    <style:style style:name="P13" style:family="paragraph" style:parent-style-name="No_20_Spacing">
      <style:paragraph-properties fo:orphans="0" fo:widows="0"/>
      <style:text-properties style:font-name="Times New Roman" fo:font-size="12pt" style:font-name-asian="F" style:font-size-asian="12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margin-top="0in" fo:margin-bottom="0in" style:contextual-spacing="false"/>
      <style:text-properties style:font-name="Times New Roman" fo:font-size="10pt" style:font-size-asian="10pt" style:font-name-complex="Times New Roman1" style:font-size-complex="10pt"/>
    </style:style>
    <style:style style:name="P21" style:family="paragraph" style:parent-style-name="Standard">
      <style:paragraph-properties fo:margin-left="0in" fo:margin-right="0.65in" fo:margin-top="0in" fo:margin-bottom="0in" style:contextual-spacing="false" fo:text-indent="0in" style:auto-text-indent="false"/>
    </style:style>
    <style:style style:name="P22" style:family="paragraph" style:parent-style-name="Standard">
      <style:paragraph-properties fo:margin-left="0in" fo:margin-right="0.65in" fo:margin-top="0in" fo:margin-bottom="0in" style:contextual-spacing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 style:master-page-name="Standard">
      <style:paragraph-properties style:page-number="auto"/>
      <style:text-properties style:font-name="Times New Roman" fo:font-size="12pt" style:font-size-asian="12pt" style:font-name-complex="Times New Roman1" style:font-size-complex="12pt"/>
    </style:style>
    <style:style style:name="P2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Times New Roman" fo:font-size="12pt" style:font-name-asian="F" style:font-size-asian="12pt" style:language-asian="en" style:country-asian="US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pt" style:font-size-asian="10pt" style:font-name-complex="Times New Roman1" style:font-size-complex="10pt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fo:color="#4f81bd" loext:opacity="100%" style:font-name="Times New Roman" fo:font-size="12pt" style:font-name-asian="F" style:font-size-asian="12pt" style:font-name-complex="Times New Roman1" style:font-size-complex="12pt"/>
    </style:style>
    <style:style style:name="T10" style:family="text">
      <style:text-properties fo:font-size="12pt" style:font-size-asian="12pt" style:font-size-complex="12pt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1299in" fo:margin-right="0.1299in" fo:margin-top="0in" fo:margin-bottom="0in" style:run-through="foreground" style:wrap="parallel" style:number-wrapped-paragraphs="no-limit" style:wrap-contour="false" style:vertical-pos="from-top" style:vertical-rel="page-content" style:horizontal-pos="center" style:horizontal-rel="page-content" draw:wrap-influence-on-position="once-concurrent" loext:allow-overlap="true" style:flow-with-text="fals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5"><draw:custom-shape text:anchor-type="paragraph" style:rel-width="80%" draw:z-index="0" draw:name="Frame1" draw:style-name="gr1" draw:text-style-name="P24" svg:width="5.1996in" svg:height="1.363in" svg:x="0.65in" svg:y="2.0008in"><loext:table table:name="Table1" table:style-name="Table1"><loext:table-column table:style-name="Table1.A"/><loext:table-row table:style-name="Table1.1"><loext:table-cell table:style-name="Table1.A1" office:value-type="string"><text:p text:style-name="P11"><text:bookmark text:name="__UnoMark__296_3016976816"/><text:span text:style-name="T1">T</text:span>he Art of Tech: Not Playing with a full Tech</text:p></loext:table-cell></loext:table-row><loext:table-row table:style-name="Table1.1"><loext:table-cell table:style-name="Table1.A2" office:value-type="string"><text:p text:style-name="P11"><text:bookmark text:name="__UnoMark__297_3016976816"/><text:span text:style-name="T9">Web Site Proposal</text:span><text:bookmark text:name="__UnoMark__298_3016976816"/></text:p></loext:table-cell></loext:table-row><loext:table-row table:style-name="Table1.1"><loext:table-cell table:style-name="Table1.A1" office:value-type="string"><text:p text:style-name="P13"/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2" text:outline-level="1"><text:span text:style-name="T2">The Art of Tech: Not Playing with a full Tech</text:span></text:h>
      <text:p text:style-name="P14">To be posted to:</text:p>
      <text:p text:style-name="P14">http://www.taotnpwaft.org</text:p>
      <text:p text:style-name="P14">Website Proposal 2021</text:p>
      <text:p text:style-name="P3"><text:span text:style-name="T3">Project Background</text:span></text:p>
      <text:p text:style-name="P17"><text:span text:style-name="T2">This is a social media based technology group primarily focused on</text:span></text:p>
      <text:p text:style-name="P18"/>
      <text:p text:style-name="P3"><text:span text:style-name="T3">Demographics</text:span></text:p>
      <text:p text:style-name="P17"><text:span text:style-name="T4">Target Market - Individuals </text:span></text:p>
      <text:list xml:id="list1463019575" text:style-name="WWNum2">
        <text:list-item>
          <text:p text:style-name="P5"><text:span text:style-name="T2">Single or married males, 25 to 60 with without children (primary)</text:span></text:p>
        </text:list-item>
        <text:list-item>
          <text:p text:style-name="P5"><text:span text:style-name="T2">Single or married females, 25 to 60 with or without children (secondary).</text:span></text:p>
        </text:list-item>
      </text:list>
      <text:p text:style-name="P8"/>
      <text:p text:style-name="P17"><text:span text:style-name="T4">Target Market Local Areas</text:span></text:p>
      <text:list xml:id="list45460475" text:style-name="WWNum3">
        <text:list-item>
          <text:p text:style-name="P6"><text:span text:style-name="T2">Undetermined</text:span></text:p>
        </text:list-item>
      </text:list>
      <text:p text:style-name="P18"/>
      <text:p text:style-name="P17"><text:span text:style-name="T2">Target Market – National Areas</text:span></text:p>
      <text:p text:style-name="P17"><text:span text:style-name="T2"><text:s text:c="6"/></text:span></text:p>
      <text:list xml:id="list14138132532633" text:continue-numbering="true" text:style-name="WWNum3">
        <text:list-item>
          <text:p text:style-name="P6"><text:span text:style-name="T2">Market analysis not completed for these areas. <text:s/>Existing data covers only previous incoming emails.</text:span></text:p>
        </text:list-item>
      </text:list>
      <text:p text:style-name="P9"/>
      <text:p text:style-name="P17"><text:span text:style-name="T2">Target Market – <text:s/>Interational Areas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3"><text:span text:style-name="T3">Web Site Objectives</text:span></text:p>
      <text:list xml:id="list9565457" text:style-name="WWNum1">
        <text:list-item>
          <text:p text:style-name="P7"><text:soft-page-break/><text:span text:style-name="T2">Share our links and resources, videos, blog, etc.</text:span></text:p>
        </text:list-item>
      </text:list>
      <text:p text:style-name="P10"/>
      <text:list xml:id="list14137376173265" text:continue-numbering="true" text:style-name="WWNum1">
        <text:list-item>
          <text:p text:style-name="P7"><text:span text:style-name="T2">Show contact information for group</text:span></text:p>
        </text:list-item>
        <text:list-item>
          <text:p text:style-name="P7"><text:span text:style-name="T2">Provide employment/career information and means to accept incoming applications </text:span></text:p>
        </text:list-item>
        <text:list-item>
          <text:p text:style-name="P7"><text:span text:style-name="T2">Solicit interest to new members to watch</text:span></text:p>
        </text:list-item>
        <text:list-item>
          <text:p text:style-name="P7"><text:span text:style-name="T2">Solicit new staff/team members</text:span></text:p>
        </text:list-item>
        <text:list-item>
          <text:p text:style-name="P7"><text:span text:style-name="T2">Solicit new content creators</text:span></text:p>
        </text:list-item>
        <text:list-item>
          <text:p text:style-name="P7"><text:span text:style-name="T2">Proper Google SEO </text:span></text:p>
        </text:list-item>
        <text:list-item>
          <text:p text:style-name="P7"><text:span text:style-name="T2">Proper graphics</text:span></text:p>
        </text:list-item>
        <text:list-item>
          <text:p text:style-name="P7"><text:span text:style-name="T2">Apple Touch Icons and Mobile on Android and iOS.</text:span></text:p>
        </text:list-item>
        <text:list-item>
          <text:p text:style-name="P7"><text:span text:style-name="T2">Links to social media (twitter, patreon, youtube, facebook, Instagram, etc)</text:span></text:p>
        </text:list-item>
      </text:list>
      <text:p text:style-name="P18"/>
      <text:p text:style-name="P3"><text:span text:style-name="T3">Site Style and Appearance</text:span></text:p>
      <text:p text:style-name="P17"><text:span text:style-name="T2">•Easy use, navigation and accessibility—fast, well organized, no need for special plugins.</text:span></text:p>
      <text:p text:style-name="P17"><text:span text:style-name="T2">•Must also appear professional, trustworthy, stable. </text:span></text:p>
      <text:p text:style-name="P18"/>
      <text:p text:style-name="P3"><text:span text:style-name="T3">Site Technology</text:span></text:p>
      <text:p text:style-name="P17"><text:span text:style-name="T2">Hosted with CentOS ; Ubuntu Server, Apache, MySQL/MariaDB/MongoDB, PHP or Windows Server 2019 IIS.</text:span></text:p>
      <text:p text:style-name="P18"/>
      <text:p text:style-name="P17"><text:span text:style-name="T2">Tech Stack <text:s/>will be HTML5, <text:s/>CSS3, <text:s/>JS ES6, PHP7, Ajax</text:span></text:p>
      <text:p text:style-name="P18"/>
      <text:p text:style-name="P17"><text:span text:style-name="T2">Database: MySQL hosted to Heroku?</text:span></text:p>
      <text:p text:style-name="P18"/>
      <text:p text:style-name="P3"><text:span text:style-name="T3">Site Hosting</text:span></text:p>
      <text:p text:style-name="P17"><text:span text:style-name="T2">Hosted from Dell R610 Server <text:s/>n CoLocation Public Datacenter </text:span></text:p>
      <text:p text:style-name="P18"/>
      <text:p text:style-name="P3"><text:span text:style-name="T3">Site Topology / Menu Hedings</text:span></text:p>
      <text:p text:style-name="P17"><text:span text:style-name="T2">Home (redirect to https://www.taotnpwaft.org)</text:span></text:p>
      <text:p text:style-name="P17"><text:span text:style-name="T2">About (about.htm)</text:span></text:p>
      <text:p text:style-name="P17"><text:span text:style-name="T2">Blog (blog.html</text:span></text:p>
      <text:p text:style-name="P18"/>
      <text:p text:style-name="P18"/>
      <text:p text:style-name="P18"/>
      <text:p text:style-name="P3"><text:span text:style-name="T3">Site Features</text:span></text:p>
      <text:p text:style-name="P17"><text:soft-page-break/><text:span text:style-name="T2">• 5 minimum to 20 pages as appropriate as follows:</text:span></text:p>
      <text:p text:style-name="P18"/>
      <text:p text:style-name="P17"><text:span text:style-name="T2">Home Page (redirect to https://www.taotnpwaft.org)</text:span></text:p>
      <text:p text:style-name="P17"><text:span text:style-name="T2"><text:s text:c="2"/></text:span></text:p>
      <text:p text:style-name="P17"><text:span text:style-name="T2">Basic contact information.</text:span></text:p>
      <text:p text:style-name="P17"><text:span text:style-name="T2"><text:s/></text:span></text:p>
      <text:p text:style-name="P16"><text:span text:style-name="T5">About Us Page</text:span><text:span text:style-name="T3">:</text:span></text:p>
      <text:p text:style-name="P16"><text:span text:style-name="T3"><text:s/>-History</text:span></text:p>
      <text:p text:style-name="P16"><text:span text:style-name="T3"><text:s/>-Mission Statement</text:span></text:p>
      <text:p text:style-name="P16"><text:span text:style-name="T7"><text:s/></text:span></text:p>
      <text:p text:style-name="P16"><text:span text:style-name="T3">Social media links (Facebook, Instagram, Twitter, Patreon, Youtube, Twitch, etc)</text:span></text:p>
      <text:p text:style-name="P16"><text:span text:style-name="T3">Apple Touch Icons</text:span></text:p>
      <text:p text:style-name="P19"/>
      <text:p text:style-name="P16"><text:span text:style-name="T3">Links see: </text:span><text:a xlink:type="simple" xlink:href="http://linktr.ee/taotnpwaft" text:style-name="Internet_20_link" text:visited-style-name="Visited_20_Internet_20_Link"><text:span text:style-name="Internet_20_link"><text:span text:style-name="T3">http://linktr.ee/taotnpwaft</text:span></text:span></text:a></text:p>
      <text:p text:style-name="P19"/>
      <text:p text:style-name="P16"><text:span text:style-name="T3">RSS Feed</text:span></text:p>
      <text:p text:style-name="P20"/>
      <text:p text:style-name="P3"><text:span text:style-name="T3">Site References</text:span><text:span text:style-name="T2">.</text:span></text:p>
      <text:p text:style-name="P17"/>
      <text:p text:style-name="P3"><text:span text:style-name="T3">Sample Site Design Reference (For design &amp; layout reference only) </text:span></text:p>
      <text:p text:style-name="P18"/>
      <text:p text:style-name="P3"><text:span text:style-name="T3">Email Addresses</text:span></text:p>
      <text:p text:style-name="P17"><text:span text:style-name="T2">Here are the email addresses we need:</text:span></text:p>
      <text:p text:style-name="P18"/>
      <text:p text:style-name="P16"><text:a xlink:type="simple" xlink:href="mailto:info@taotnpwaft.org" text:style-name="Internet_20_link" text:visited-style-name="Visited_20_Internet_20_Link"><text:span text:style-name="Internet_20_link"><text:span text:style-name="T3">info@taotnpwaft.org</text:span></text:span></text:a></text:p>
      <text:p text:style-name="P19"><text:span text:style-name="Internet_20_link"><text:span text:style-name="T3"/></text:span></text:p>
      <text:p text:style-name="P16"><text:span text:style-name="T3">IMAP with Google API?</text:span></text:p>
      <text:p text:style-name="P19"/>
      <text:p text:style-name="P16"><text:span text:style-name="T3">Mailchimp</text:span></text:p>
      <text:p text:style-name="P19"/>
      <text:p text:style-name="P19"/>
      <text:p text:style-name="P19"/>
      <text:p text:style-name="P19"/>
      <text:p text:style-name="P19"/>
      <text:p text:style-name="P3"><text:span text:style-name="T3">Site Suggested Colors/(in hex)</text:span></text:p>
      <text:p text:style-name="P16"><text:soft-page-break/><text:span text:style-name="st"><text:span text:style-name="T8">#0f2227</text:span></text:span></text:p>
      <text:p text:style-name="P16"><text:span text:style-name="st"><text:span text:style-name="T8">#0d3050</text:span></text:span></text:p>
      <text:p text:style-name="P16"><text:span text:style-name="st"><text:span text:style-name="T8">#106fd1</text:span></text:span></text:p>
      <text:p text:style-name="P16"><text:span text:style-name="st"><text:span text:style-name="T8">#227b9a</text:span></text:span></text:p>
      <text:p text:style-name="P16"><text:span text:style-name="st"><text:span text:style-name="T8">#0e52bb</text:span></text:span></text:p>
      <text:p text:style-name="P16"><text:span text:style-name="st"><text:span text:style-name="T8">#0d3368</text:span></text:span></text:p>
      <text:p text:style-name="P16"><text:span text:style-name="st"><text:span text:style-name="T8">#24ac71</text:span></text:span></text:p>
      <text:p text:style-name="P16"><text:span text:style-name="T3">#aee1df</text:span></text:p>
      <text:p text:style-name="P16"><text:span text:style-name="T3">#0e3fa6</text:span></text:p>
      <text:p text:style-name="P16"><text:span text:style-name="T3">#0d3678</text:span></text:p>
      <text:p text:style-name="P16"><text:span text:style-name="T3">#11589f</text:span></text:p>
      <text:p text:style-name="P19"/>
      <text:p text:style-name="P3"><text:span text:style-name="T3">Site Background (Suggested Background/Images)</text:span></text:p>
      <text:p text:style-name="P19"><text:span text:style-name="Internet_20_link"><text:span text:style-name="T3"/></text:span></text:p>
      <text:p text:style-name="P4"><text:span text:style-name="T3">Browser Compatibility</text:span></text:p>
      <text:p text:style-name="P22"/>
      <text:p text:style-name="P21"><text:span text:style-name="T3">For testing purposes:</text:span></text:p>
      <text:p text:style-name="P21"><text:span text:style-name="T3"><text:s text:c="3"/>Chrome</text:span></text:p>
      <text:p text:style-name="P21"><text:span text:style-name="T3"><text:s text:c="3"/>Chrome on Android</text:span></text:p>
      <text:p text:style-name="P21"><text:span text:style-name="T3"><text:s text:c="3"/>Firefox</text:span></text:p>
      <text:p text:style-name="P21"><text:span text:style-name="T3"><text:s text:c="3"/>Safari (desktop)</text:span></text:p>
      <text:p text:style-name="P21"><text:span text:style-name="T3"><text:s text:c="3"/>iOS Safari (iPhone/iPad)</text:span></text:p>
      <text:p text:style-name="P21"><text:span text:style-name="T3"><text:s text:c="3"/>Edge</text:span></text:p>
      <text:p text:style-name="P21"><text:span text:style-name="T3"><text:s text:c="3"/>Opera</text:span></text:p>
      <text:p text:style-name="P21"><text:span text:style-name="T3"><text:s text:c="3"/>Samsung Intern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ja" style:country-asian="JP" style:font-name-complex="F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F" style:font-family-generic-asian="system" style:font-pitch-asian="variable" style:language-asian="ja" style:country-asian="JP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24kjd" style:family="text" style:parent-style-name="Default_20_Paragraph_20_Font"/>
    <style:style style:name="s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9" style:display-name="ListLabel 4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9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1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3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4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6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67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9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5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2T23:42:00</meta:creation-date>
    <meta:initial-creator>Gregory K. Bowne</meta:initial-creator>
    <dc:language>en-US</dc:language>
    <meta:print-date>2017-06-01T05:27:00</meta:print-date>
    <dc:date>2021-07-06T21:46:13</dc:date>
    <meta:editing-cycles>13</meta:editing-cycles>
    <dc:subject>We ARE Quality!</dc:subject>
    <dc:title>Web Site Proposal</dc:title>
    <meta:editing-duration>PT16H14M</meta:editing-duration>
    <meta:generator>LibreOffice/7.0.4.2$Linux_X86_64 LibreOffice_project/00$Build-2</meta:generator>
    <meta:document-statistic meta:table-count="1" meta:image-count="0" meta:object-count="0" meta:page-count="5" meta:paragraph-count="86" meta:word-count="364" meta:character-count="2457" meta:non-whitespace-character-count="2140"/>
    <meta:user-defined meta:name="AppVersion">14.0000</meta:user-defined>
    <meta:user-defined meta:name="Company">Seattle Precision Machine Sho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